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33cm"/>
    </style:style>
    <style:style style:name="co2" style:family="table-column">
      <style:table-column-properties fo:break-before="auto" style:column-width="6.135cm"/>
    </style:style>
    <style:style style:name="co3" style:family="table-column">
      <style:table-column-properties fo:break-before="auto" style:column-width="4.826cm"/>
    </style:style>
    <style:style style:name="co4" style:family="table-column">
      <style:table-column-properties fo:break-before="auto" style:column-width="7.826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7.65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imbus Sans L" style:font-name-asian="DejaVu Sans" style:font-name-complex="FreeSans"/>
    </style:style>
  </office:automatic-styles>
  <office:body>
    <office:spreadsheet>
      <table:table table:name="Pyth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Error type </text:p>
          </table:table-cell>
          <table:table-cell office:value-type="string">
            <text:p>Corresponds to ABAP statement </text:p>
          </table:table-cell>
          <table:table-cell office:value-type="string">
            <text:p>In Python triggered via </text:p>
          </table:table-cell>
          <table:table-cell office:value-type="string">
            <text:p>Fields to fill in error info </text:p>
          </table:table-cell>
          <table:table-cell office:value-type="string">
            <text:p>Effect on connection</text:p>
          </table:table-cell>
          <table:table-cell office:value-type="string">
            <text:p>Effect in the back end (ABAP)</text:p>
          </table:table-cell>
        </table:table-row>
        <table:table-row table:style-name="ro1">
          <table:table-cell table:number-columns-repeated="4"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ABAP exception</text:p>
          </table:table-cell>
          <table:table-cell office:value-type="string">
            <text:p>RAISE &lt;exception key&gt; </text:p>
          </table:table-cell>
          <table:table-cell office:value-type="string">
            <text:p>raise ABAPApplicationError(...)</text:p>
          </table:table-cell>
          <table:table-cell office:value-type="string">
            <text:p>key </text:p>
          </table:table-cell>
          <table:table-cell office:value-type="string">
            <text:p>Remains open </text:p>
          </table:table-cell>
          <table:table-cell office:value-type="string">
            <text:p>SY-SUBRC is set corresponding to the exception key in the EXCEPTIONS clause.</text:p>
          </table:table-cell>
        </table:table-row>
        <table:table-row table:style-name="ro1">
          <table:table-cell office:value-type="string">
            <text:p>ABAP exception with details</text:p>
          </table:table-cell>
          <table:table-cell office:value-type="string">
            <text:p>MESSAGE ... RAISING &lt;exception key&gt; </text:p>
          </table:table-cell>
          <table:table-cell table:style-name="ce1" office:value-type="string">
            <text:p>raise ABAPApplicationError(...)</text:p>
          </table:table-cell>
          <table:table-cell office:value-type="string">
            <text:p>key, msg_type, msg_class, msg_number, msg_v1-v4</text:p>
          </table:table-cell>
          <table:table-cell office:value-type="string">
            <text:p>Remains open </text:p>
          </table:table-cell>
          <table:table-cell office:value-type="string">
            <text:p>As above. The following fields are filled: SY-MSGTY, SY-MSGID, SY-MSGNO, and SY-MSGV1-V4.</text:p>
          </table:table-cell>
        </table:table-row>
        <table:table-row table:style-name="ro1">
          <table:table-cell office:value-type="string">
            <text:p>ABAP message</text:p>
          </table:table-cell>
          <table:table-cell office:value-type="string">
            <text:p>MESSAGE ...</text:p>
          </table:table-cell>
          <table:table-cell office:value-type="string">
            <text:p>raise ABAPRuntimeError(...)</text:p>
          </table:table-cell>
          <table:table-cell table:style-name="ce1" office:value-type="string">
            <text:p>msg_type, msg_class, msg_number, msg_v1-v4</text:p>
          </table:table-cell>
          <table:table-cell office:value-type="string">
            <text:p>Is closed</text:p>
          </table:table-cell>
          <table:table-cell office:value-type="string">
            <text:p>SY-SUBRC is set corresponding to the SYSTEM_FAILURE key in the EXCEPTIONS clause and the SY-MSG fields are filled as above.</text:p>
          </table:table-cell>
        </table:table-row>
        <table:table-row table:style-name="ro1">
          <table:table-cell office:value-type="string">
            <text:p>System failure</text:p>
          </table:table-cell>
          <table:table-cell/>
          <table:table-cell office:value-type="string">
            <text:p>raise ExternalRuntimeError(...)</text:p>
          </table:table-cell>
          <table:table-cell office:value-type="string">
            <text:p>message</text:p>
          </table:table-cell>
          <table:table-cell office:value-type="string">
            <text:p>Is closed</text:p>
          </table:table-cell>
          <table:table-cell office:value-type="string">
            <text:p>SY-SUBRC is set corresponding to the SYSTEM_FAILURE key in the EXCEPTIONS clause and the parameter specified in the MESSAGE addition is filled.</text:p>
          </table:table-cell>
        </table:table-row>
      </table:table>
      <table:table table:name="C description" table:style-name="ta1">
        <table:table-column table:style-name="co7" table:number-columns-repeated="6" table:default-cell-style-name="Default"/>
        <table:table-row table:style-name="ro1">
          <table:table-cell office:value-type="string">
            <text:p>Error type </text:p>
          </table:table-cell>
          <table:table-cell office:value-type="string">
            <text:p>Corresponds to ABAP statement </text:p>
          </table:table-cell>
          <table:table-cell office:value-type="string">
            <text:p>In C triggered via return code </text:p>
          </table:table-cell>
          <table:table-cell office:value-type="string">
            <text:p>Fields to fill in error info </text:p>
          </table:table-cell>
          <table:table-cell office:value-type="string">
            <text:p>Effect on connection</text:p>
          </table:table-cell>
          <table:table-cell office:value-type="string">
            <text:p>Effect in the back end (ABAP)</text:p>
          </table:table-cell>
        </table:table-row>
        <table:table-row table:style-name="ro1">
          <table:table-cell table:number-columns-repeated="4"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ABAP exception</text:p>
          </table:table-cell>
          <table:table-cell office:value-type="string">
            <text:p>RAISE &lt;exception key&gt; </text:p>
          </table:table-cell>
          <table:table-cell office:value-type="string">
            <text:p>RFC_ABAP_EXCEPTION </text:p>
          </table:table-cell>
          <table:table-cell office:value-type="string">
            <text:p>key </text:p>
          </table:table-cell>
          <table:table-cell office:value-type="string">
            <text:p>Remains open </text:p>
          </table:table-cell>
          <table:table-cell office:value-type="string">
            <text:p>SY-SUBRC is set corresponding to the exception key in the EXCEPTIONS clause.</text:p>
          </table:table-cell>
        </table:table-row>
        <table:table-row table:style-name="ro1">
          <table:table-cell office:value-type="string">
            <text:p>ABAP exception with details</text:p>
          </table:table-cell>
          <table:table-cell office:value-type="string">
            <text:p>MESSAGE ... RAISING &lt;exception key&gt; </text:p>
          </table:table-cell>
          <table:table-cell office:value-type="string">
            <text:p>RFC_ABAP_EXCEPTION </text:p>
          </table:table-cell>
          <table:table-cell office:value-type="string">
            <text:p>key, abapMsgType, abapMsgClass, abapMsgNumber, abapMsgV1-V4</text:p>
          </table:table-cell>
          <table:table-cell office:value-type="string">
            <text:p>Remains open </text:p>
          </table:table-cell>
          <table:table-cell office:value-type="string">
            <text:p>As above. The following fields are filled: SY-MSGTY, SY-MSGID, SY-MSGNO, and SY-MSGV1-V4.</text:p>
          </table:table-cell>
        </table:table-row>
        <table:table-row table:style-name="ro1">
          <table:table-cell office:value-type="string">
            <text:p>ABAP message</text:p>
          </table:table-cell>
          <table:table-cell office:value-type="string">
            <text:p>MESSAGE ...</text:p>
          </table:table-cell>
          <table:table-cell office:value-type="string">
            <text:p>RFC_ABAP_MESSAGE</text:p>
          </table:table-cell>
          <table:table-cell table:style-name="ce1" office:value-type="string">
            <text:p>abapMsgType, abapMsgClass, abapMsgNumber, abapMsgV1-V4</text:p>
          </table:table-cell>
          <table:table-cell office:value-type="string">
            <text:p>Is closed</text:p>
          </table:table-cell>
          <table:table-cell office:value-type="string">
            <text:p>SY-SUBRC is set corresponding to the SYSTEM_FAILURE key in the EXCEPTIONS clause and the SY-MSG fields are filled as above.</text:p>
          </table:table-cell>
        </table:table-row>
        <table:table-row table:style-name="ro1">
          <table:table-cell office:value-type="string">
            <text:p>System failure</text:p>
          </table:table-cell>
          <table:table-cell/>
          <table:table-cell office:value-type="string">
            <text:p>RC_EXTERNAL_FAILURE</text:p>
          </table:table-cell>
          <table:table-cell office:value-type="string">
            <text:p>message</text:p>
          </table:table-cell>
          <table:table-cell office:value-type="string">
            <text:p>Is closed</text:p>
          </table:table-cell>
          <table:table-cell office:value-type="string">
            <text:p>SY-SUBRC is set corresponding to the SYSTEM_FAILURE key in the EXCEPTIONS clause and the parameter specified in the MESSAGE addition is filled.</text:p>
          </table:table-cell>
        </table:table-row>
      </table:table>
      <table:table table:name="Tabelle3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jona </meta:initial-creator>
    <meta:creation-date>2012-10-05T15:01:58</meta:creation-date>
    <dc:date>2012-10-05T15:25:09</dc:date>
    <dc:creator>kjona </dc:creator>
    <meta:editing-duration>PT13M16S</meta:editing-duration>
    <meta:editing-cycles>2</meta:editing-cycles>
    <meta:generator>LibreOffice/3.5$Linux_X86_64 LibreOffice_project/350m1$Build-2</meta:generator>
    <meta:document-statistic meta:table-count="3" meta:cell-count="60" meta:object-count="0"/>
  </office:meta>
</office:document-meta>
</file>